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20a0f3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6d2bd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6pt" fo:letter-spacing="normal" fo:language="es" fo:country="ES" fo:font-style="normal" fo:font-weight="bold" officeooo:rsid="0036d2bd" officeooo:paragraph-rsid="0036d2b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5810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 loext:padding="0cm" loext:border="non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 loext:padding="0cm" loext:border="non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6d2bd" style:font-size-asian="12pt" style:font-weight-asian="bold" style:font-size-complex="12pt" style:font-weight-complex="bold" loext:padding="0cm" loext:border="non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font-style="normal" fo:font-weight="bold" officeooo:paragraph-rsid="0036d2b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font-style="normal" fo:font-weight="bold" officeooo:rsid="0036d2bd" officeooo:paragraph-rsid="0036d2b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6d2bd" style:font-size-asian="11pt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 loext:padding="0cm" loext:border="none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6d2bd" style:font-size-asian="11pt" style:font-size-complex="11pt" loext:padding="0cm" loext:border="none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weight-asian="normal" style:font-size-complex="11pt" style:font-weight-complex="normal" loext:padding="0cm" loext:border="none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bold" officeooo:rsid="0033248c" officeooo:paragraph-rsid="0033248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bold" officeooo:rsid="0036d2bd" officeooo:paragraph-rsid="0036d2b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e343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6d2bd" style:font-size-asian="12pt" style:font-weight-asian="bold" style:font-size-complex="12pt" style:font-weight-complex="bold" loext:padding="0cm" loext:border="none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6e343" style:font-size-asian="12pt" style:font-weight-asian="bold" style:font-size-complex="12pt" style:font-weight-complex="bold" loext:padding="0cm" loext:border="none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6e343" style:font-size-asian="11pt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weight-asian="normal" style:font-size-complex="11pt" style:font-weight-complex="normal" loext:padding="0cm" loext:border="none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normal" officeooo:rsid="005e4c3a" officeooo:paragraph-rsid="0036d2bd" style:font-size-asian="8.75pt" style:font-weight-asian="normal" style:font-size-complex="10pt" style:font-weight-complex="normal" loext:padding="0cm" loext:border="none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normal" officeooo:rsid="005e4c3a" officeooo:paragraph-rsid="0036e343" style:font-size-asian="8.75pt" style:font-weight-asian="normal" style:font-size-complex="10pt" style:font-weight-complex="normal" loext:padding="0cm" loext:border="none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1d3acd" style:font-size-asian="9.60000038146973pt" style:font-size-complex="11pt"/>
    </style:style>
    <style:style style:name="T1" style:family="text">
      <style:text-properties fo:color="#808080" loext:opacity="100%" loext:padding="0cm" loext:border="none"/>
    </style:style>
    <style:style style:name="T2" style:family="text">
      <style:text-properties fo:color="#808080" loext:opacity="100%" fo:language="es" fo:country="ES" fo:font-weight="normal" officeooo:rsid="0036d2bd" style:font-weight-asian="normal" style:font-weight-complex="normal"/>
    </style:style>
    <style:style style:name="T3" style:family="text">
      <style:text-properties fo:color="#ff0000" loext:opacity="100%" officeooo:rsid="0036d2bd"/>
    </style:style>
    <style:style style:name="T4" style:family="text">
      <style:text-properties fo:color="#ff0000" loext:opacity="100%" officeooo:rsid="0036d2bd" loext:padding="0cm" loext:border="none"/>
    </style:style>
    <style:style style:name="T5" style:family="text">
      <style:text-properties fo:color="#ff0000" loext:opacity="100%" officeooo:rsid="0036e343"/>
    </style:style>
    <style:style style:name="T6" style:family="text">
      <style:text-properties fo:color="#ff0000" loext:opacity="100%" officeooo:rsid="0036e343" loext:padding="0cm" loext:border="none"/>
    </style:style>
    <style:style style:name="T7" style:family="text">
      <style:text-properties fo:color="#ff0000" loext:opacity="100%" fo:font-size="11pt" officeooo:rsid="0036d2bd" style:font-size-asian="11pt" style:font-size-complex="11pt"/>
    </style:style>
    <style:style style:name="T8" style:family="text">
      <style:text-properties loext:padding="0cm" loext:border="none"/>
    </style:style>
    <style:style style:name="T9" style:family="text">
      <style:text-properties fo:font-weight="bold" officeooo:rsid="0036d2bd" style:font-weight-asian="bold" style:font-weight-complex="bold" loext:padding="0cm" loext:border="none"/>
    </style:style>
    <style:style style:name="T10" style:family="text">
      <style:text-properties style:use-window-font-color="true" loext:opacity="0%" fo:font-size="11pt" style:font-size-asian="11pt" style:font-weight-asian="bold" style:font-size-complex="11pt" style:font-weight-complex="bold" loext:padding="0cm" loext:border="none"/>
    </style:style>
    <style:style style:name="T11" style:family="text">
      <style:text-properties officeooo:rsid="0036d2bd"/>
    </style:style>
    <style:style style:name="T12" style:family="text">
      <style:text-properties officeooo:rsid="0036d2bd" loext:padding="0cm" loext:border="none"/>
    </style:style>
    <style:style style:name="T13" style:family="text">
      <style:text-properties fo:language="es" fo:country="ES" fo:font-weight="normal" officeooo:rsid="0036d2bd" style:font-weight-asian="normal" style:font-weight-complex="normal"/>
    </style:style>
    <style:style style:name="T14" style:family="text">
      <style:text-properties fo:font-size="11pt" officeooo:rsid="0036d2bd" style:font-size-asian="11pt" style:font-weight-asian="bold" style:font-size-complex="11pt" style:font-weight-complex="bold" loext:padding="0cm" loext:border="none"/>
    </style:style>
    <style:style style:name="T15" style:family="text">
      <style:text-properties fo:font-size="11pt" officeooo:rsid="0036d2bd" style:font-size-asian="11pt" style:font-size-complex="11pt"/>
    </style:style>
    <style:style style:name="T16" style:family="text">
      <style:text-properties officeooo:rsid="0036e343"/>
    </style:style>
    <style:style style:name="T17" style:family="text">
      <style:text-properties officeooo:rsid="0036e343" loext:padding="0cm" loext:border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ANTO <text:span text:style-name="T16">1982</text:span></text:p>
      <text:p text:style-name="P19">Tiempo <text:span text:style-name="T16">Ordinario</text:span></text:p>
      <text:p text:style-name="P18"/>
      <text:p text:style-name="P2"><text:span text:style-name="T8"><text:s text:c="8"/></text:span><text:span text:style-name="T17">Mi</text:span><text:span text:style-name="T12">m</text:span></text:p>
      <text:p text:style-name="P11"><text:span text:style-name="T2">A.</text:span><text:span text:style-name="T13"> <text:s text:c="3"/></text:span>SANTO, SANTO, SANTO,</text:p>
      <text:p text:style-name="P2"><text:span text:style-name="T8"><text:s text:c="8"/></text:span><text:span text:style-name="T12">R</text:span><text:span text:style-name="T17">e <text:s text:c="10"/>Mim</text:span></text:p>
      <text:p text:style-name="P11"><text:s text:c="7"/><text:span text:style-name="T16">ES EL SEÑOR.</text:span></text:p>
      <text:p text:style-name="P2"><text:span text:style-name="T8"><text:s text:c="8"/></text:span></text:p>
      <text:p text:style-name="P11"><text:s text:c="7"/>SANTO, SANTO, SANTO,</text:p>
      <text:p text:style-name="P2"><text:span text:style-name="T8"><text:s text:c="8"/></text:span><text:span text:style-name="T12">Re <text:s text:c="11"/>Mi</text:span><text:span text:style-name="T17">m</text:span></text:p>
      <text:p text:style-name="P11"><text:s text:c="7"/><text:span text:style-name="T11">ES EL SEÑOR,</text:span></text:p>
      <text:p text:style-name="P2"><text:span text:style-name="T8"><text:s text:c="10"/></text:span><text:span text:style-name="T12">Re <text:s text:c="17"/>Mi</text:span><text:span text:style-name="T17">m</text:span></text:p>
      <text:p text:style-name="P12"><text:s text:c="7"/><text:span text:style-name="T16">DIOS DEL UNIVERSO</text:span>.</text:p>
      <text:p text:style-name="P27"/>
      <text:section text:style-name="Sect1" text:name="Sección1">
        <text:p text:style-name="P1"><text:span text:style-name="T8"><text:s text:c="8"/></text:span><text:span text:style-name="T12"><text:s text:c="9"/></text:span><text:span text:style-name="T17">Do</text:span><text:span text:style-name="T12"> <text:s text:c="13"/></text:span><text:span text:style-name="T17">Si7</text:span></text:p>
        <text:p text:style-name="P5"><text:span text:style-name="T1">S.</text:span><text:span text:style-name="T8"> <text:s text:c="3"/></text:span><text:span text:style-name="T12">Los <text:s/>cielos y la tierra</text:span></text:p>
        <text:p text:style-name="P2"><text:span text:style-name="T8"><text:s text:c="12"/></text:span><text:span text:style-name="T17">Do</text:span><text:span text:style-name="T8"> <text:s text:c="24"/></text:span><text:span text:style-name="T17">S</text:span><text:span text:style-name="T12">i</text:span><text:span text:style-name="T17">7</text:span></text:p>
        <text:p text:style-name="P8"><text:s text:c="7"/><text:span text:style-name="T11">están llenos </text:span><text:span text:style-name="T16">de tu gloria.</text:span></text:p>
        <text:p text:style-name="P15"/>
        <text:p text:style-name="P13"><text:s text:c="8"/><text:span text:style-name="T6">Mim</text:span></text:p>
        <text:p text:style-name="P6"><text:span text:style-name="T1">A.</text:span><text:span text:style-name="T8"> <text:s text:c="3"/></text:span><text:span text:style-name="T9">HOSANNA, HOSANNA,</text:span></text:p>
        <text:p text:style-name="P14"><text:s text:c="8"/><text:span text:style-name="T5">Lam</text:span></text:p>
        <text:p text:style-name="P10"><text:s text:c="7"/><text:span text:style-name="T11">HOSANNA, HOSANNA,</text:span></text:p>
        <text:p text:style-name="P14"><text:s text:c="20"/><text:span text:style-name="T5">Do</text:span><text:span text:style-name="T3"> <text:s text:c="13"/></text:span><text:span text:style-name="T5">S</text:span><text:span text:style-name="T3">i</text:span><text:span text:style-name="T5">7</text:span></text:p>
        <text:p text:style-name="P10"><text:s text:c="7"/><text:span text:style-name="T11">EN LO ALTO DEL CIELO.</text:span></text:p>
        <text:p text:style-name="P25"/>
        <text:p text:style-name="P23"><text:s text:c="8"/><text:span text:style-name="T6">Mim</text:span></text:p>
        <text:p text:style-name="P20"><text:span text:style-name="T1"><text:s text:c="3"/></text:span><text:span text:style-name="T8"><text:s text:c="4"/></text:span><text:span text:style-name="T9">HOSANNA, HOSANNA,</text:span></text:p>
        <text:p text:style-name="P23"><text:s text:c="8"/><text:span text:style-name="T5">Lam</text:span></text:p>
        <text:p text:style-name="P22"><text:s text:c="7"/><text:span text:style-name="T11">HOSANNA, HOSANNA,</text:span></text:p>
        <text:p text:style-name="P23"><text:s text:c="18"/><text:span text:style-name="T5">Do</text:span><text:span text:style-name="T3"> <text:s text:c="12"/></text:span><text:span text:style-name="T5">S</text:span><text:span text:style-name="T3">i</text:span><text:span text:style-name="T5">7</text:span></text:p>
        <text:p text:style-name="P22"><text:span text:style-name="T15"><text:s text:c="7"/>EN LO ALTO DEL CIELO.</text:span></text:p>
        <text:p text:style-name="P17"/>
        <text:p text:style-name="P17"/>
        <text:p text:style-name="P2"><text:span text:style-name="T8"><text:s text:c="8"/></text:span><text:span text:style-name="T17">Mi</text:span><text:span text:style-name="T12">m</text:span></text:p>
        <text:p text:style-name="P7"><text:span text:style-name="T1">S.</text:span><text:span text:style-name="T8"> <text:s text:c="3"/></text:span><text:span text:style-name="T12">Bendito es el que viene</text:span></text:p>
        <text:p text:style-name="P2"><text:span text:style-name="T8"><text:s text:c="18"/></text:span><text:span text:style-name="T17">Lam <text:s text:c="18"/>Si7</text:span></text:p>
        <text:p text:style-name="P9"><text:s text:c="7"/><text:span text:style-name="T11">en el nombre </text:span><text:span text:style-name="T16">del Señor</text:span><text:span text:style-name="T11">,</text:span></text:p>
        <text:p text:style-name="P2"><text:span text:style-name="T8"><text:s text:c="18"/></text:span><text:span text:style-name="T17">Lam <text:s text:c="12"/></text:span><text:span text:style-name="T12"><text:s text:c="6"/></text:span><text:span text:style-name="T17">S</text:span><text:span text:style-name="T12">i</text:span><text:span text:style-name="T17">7</text:span></text:p>
        <text:p text:style-name="P9"><text:s text:c="7"/><text:span text:style-name="T11">en el nombre del Señor.</text:span></text:p>
        <text:p text:style-name="P16"/>
        <text:p text:style-name="P23"><text:s text:c="8"/><text:span text:style-name="T6">Mim</text:span></text:p>
        <text:p text:style-name="P20"><text:span text:style-name="T1">A.</text:span><text:span text:style-name="T8"> <text:s text:c="3"/></text:span><text:span text:style-name="T9">HOSANNA, HOSANNA,</text:span></text:p>
        <text:p text:style-name="P23"><text:s text:c="8"/><text:span text:style-name="T5">Lam</text:span></text:p>
        <text:p text:style-name="P22"><text:s text:c="7"/><text:span text:style-name="T11">HOSANNA, HOSANNA,</text:span></text:p>
        <text:p text:style-name="P23"><text:s text:c="20"/><text:span text:style-name="T5">Do</text:span><text:span text:style-name="T3"> <text:s text:c="13"/></text:span><text:span text:style-name="T5">S</text:span><text:span text:style-name="T3">i</text:span><text:span text:style-name="T5">7</text:span></text:p>
        <text:p text:style-name="P22"><text:s text:c="7"/><text:span text:style-name="T11">EN LO ALTO DEL CIELO.</text:span></text:p>
        <text:p text:style-name="P26"/>
        <text:p text:style-name="P23"><text:s text:c="8"/><text:span text:style-name="T6">Mim</text:span></text:p>
        <text:p text:style-name="P20"><text:span text:style-name="T1"><text:s text:c="3"/></text:span><text:span text:style-name="T8"><text:s text:c="4"/></text:span><text:span text:style-name="T9">HOSANNA, HOSANNA,</text:span></text:p>
        <text:p text:style-name="P23"><text:s text:c="8"/><text:span text:style-name="T5">Lam</text:span></text:p>
        <text:p text:style-name="P22"><text:s text:c="7"/><text:span text:style-name="T11">HOSANNA, HOSANNA,</text:span></text:p>
        <text:p text:style-name="P23"><text:s text:c="18"/><text:span text:style-name="T5">Do</text:span><text:span text:style-name="T3"> <text:s text:c="12"/></text:span><text:span text:style-name="T5">S</text:span><text:span text:style-name="T3">i</text:span><text:span text:style-name="T5">7</text:span></text:p>
        <text:p text:style-name="P22"><text:span text:style-name="T15"><text:s text:c="7"/>EN LO ALTO DEL CIELO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3-12-28T09:07:01.372271317</dc:date>
    <meta:editing-duration>PT2H16M5S</meta:editing-duration>
    <meta:editing-cycles>17</meta:editing-cycles>
    <meta:generator>LibreOffice/7.5.6.2$Linux_X86_64 LibreOffice_project/50$Build-2</meta:generator>
    <meta:document-statistic meta:table-count="0" meta:image-count="0" meta:object-count="0" meta:page-count="1" meta:paragraph-count="46" meta:word-count="117" meta:character-count="1109" meta:non-whitespace-character-count="486"/>
  </office:meta>
</office:document-meta>
</file>